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3.55cm" fo:min-width="7.1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2cm" fo:min-width="1.25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5.3cm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1.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4.4cm" svg:height="2.8cm" svg:x="7.9cm" svg:y="1.8cm">
          <text:p text:style-name="P1">plfs_write( 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1cm" svg:height="2.1cm" svg:x="7.6cm" svg:y="6.4cm">
          <text:p text:style-name="P1">Set os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.6cm" svg:height="3.8cm" svg:x="6.4cm" svg:y="10.3cm">
          <text:p text:style-name="P1"><text:s/>wret = PLFS_SUCCESS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5cm" svg:height="2.2cm" svg:x="7.8cm" svg:y="24.4cm">
          <text:p text:style-name="P1">Return ret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0.1cm" svg:y1="4.6cm" svg:x2="10.15cm" svg:y2="6.4cm" draw:start-shape="id1" draw:end-shape="id2" draw:end-glue-point="0" svg:d="M10100 4600l50 1800" svg:viewBox="0 0 51 1801">
          <text:p/>
        </draw:connector>
        <draw:connector draw:style-name="gr5" draw:text-style-name="P2" draw:layer="layout" draw:type="line" svg:x1="10.15cm" svg:y1="8.5cm" svg:x2="10.2cm" svg:y2="10.3cm" draw:start-shape="id2" draw:end-shape="id3" svg:d="M10150 8500l50 1800" svg:viewBox="0 0 51 1801">
          <text:p/>
        </draw:connector>
        <draw:custom-shape draw:style-name="gr6" draw:text-style-name="P1" xml:id="id4" draw:id="id4" draw:layer="layout" svg:width="3.5cm" svg:height="2.9cm" svg:x="8.5cm" svg:y="15.8cm">
          <text:p text:style-name="P1">size&g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6" draw:id="id6" draw:layer="layout" svg:width="5.8cm" svg:height="2.5cm" svg:x="7.4cm" svg:y="20.3cm">
          <text:p text:style-name="P1">wret = fd-&gt;write()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2.3cm" svg:height="1.7cm" svg:x="16.5cm" svg:y="16.4cm">
          <text:p text:style-name="P1">En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0.2cm" svg:y1="14.1cm" svg:x2="10.25cm" svg:y2="15.8cm" draw:start-shape="id3" draw:end-shape="id4" svg:d="M10200 14100l50 1700" svg:viewBox="0 0 51 1701">
          <text:p/>
        </draw:connector>
        <draw:connector draw:style-name="gr5" draw:text-style-name="P2" draw:layer="layout" draw:type="line" svg:x1="12cm" svg:y1="17.25cm" svg:x2="16.5cm" svg:y2="17.25cm" draw:start-shape="id4" draw:start-glue-point="7" draw:end-shape="id5" svg:d="M12000 17250h4500" svg:viewBox="0 0 4501 1">
          <text:p/>
        </draw:connector>
        <draw:connector draw:style-name="gr5" draw:text-style-name="P2" draw:layer="layout" draw:type="line" svg:x1="10.25cm" svg:y1="18.7cm" svg:x2="10.3cm" svg:y2="20.3cm" draw:start-shape="id4" draw:start-glue-point="6" draw:end-shape="id6" svg:d="M10250 18700l50 1600" svg:viewBox="0 0 51 1601">
          <text:p/>
        </draw:connector>
        <draw:connector draw:style-name="gr5" draw:text-style-name="P2" draw:layer="layout" draw:type="line" svg:x1="10.3cm" svg:y1="22.8cm" svg:x2="10.3cm" svg:y2="24.4cm" draw:start-shape="id6" draw:end-shape="id7" svg:d="M10300 22800v1600" svg:viewBox="0 0 1 1601">
          <text:p/>
        </draw:connector>
        <draw:frame draw:style-name="gr9" draw:text-style-name="P3" draw:layer="layout" svg:width="1.311cm" svg:height="0.962cm" svg:x="13cm" svg:y="16.238cm">
          <draw:text-box>
            <text:p>No</text:p>
          </draw:text-box>
        </draw:frame>
        <draw:frame draw:style-name="gr9" draw:text-style-name="P3" draw:layer="layout" svg:width="1.535cm" svg:height="0.962cm" svg:x="8.465cm" svg:y="18.9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21:28:32.222783915</meta:creation-date>
    <dc:date>2020-08-05T21:33:31.018316560</dc:date>
    <meta:editing-duration>PT4M56S</meta:editing-duration>
    <meta:editing-cycles>7</meta:editing-cycles>
    <meta:generator>LibreOffice/6.0.7.3$Linux_X86_64 LibreOffice_project/00m0$Build-3</meta:generator>
    <meta:document-statistic meta:object-count="15"/>
  </office:meta>
</office:document-meta>
</file>